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ebb6" officeooo:paragraph-rsid="0011ebb6" style:font-weight-asian="bold" style:font-weight-complex="bold"/>
    </style:style>
    <style:style style:name="P2" style:family="paragraph" style:parent-style-name="Standard">
      <style:paragraph-properties fo:text-align="start" style:justify-single-word="false"/>
      <style:text-properties fo:font-weight="normal" officeooo:rsid="0011ebb6" officeooo:paragraph-rsid="0011ebb6"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1ebb6" officeooo:paragraph-rsid="0011ebb6"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1ebb6" officeooo:paragraph-rsid="0011ebb6"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3dd6e" officeooo:paragraph-rsid="0013dd6e"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5a721" officeooo:paragraph-rsid="0015a721"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16f90e" officeooo:paragraph-rsid="0016f90e"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1810cd" officeooo:paragraph-rsid="001810cd"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982fe" officeooo:paragraph-rsid="001982fe"/>
    </style:style>
    <style:style style:name="P10" style:family="paragraph" style:parent-style-name="Standard">
      <style:paragraph-properties fo:text-align="start" style:justify-single-word="false"/>
      <style:text-properties style:text-underline-style="none" fo:font-weight="normal" officeooo:rsid="0013dd6e" officeooo:paragraph-rsid="0013dd6e" style:font-weight-asian="normal" style:font-weight-complex="normal"/>
    </style:style>
    <style:style style:name="P11" style:family="paragraph" style:parent-style-name="Standard">
      <style:paragraph-properties fo:text-align="start" style:justify-single-word="false"/>
      <style:text-properties officeooo:paragraph-rsid="001982fe"/>
    </style:style>
    <style:style style:name="P12" style:family="paragraph" style:parent-style-name="Standard">
      <style:paragraph-properties fo:text-align="start" style:justify-single-word="false"/>
      <style:text-properties officeooo:rsid="001982fe" officeooo:paragraph-rsid="001982fe"/>
    </style:style>
    <style:style style:name="P13" style:family="paragraph" style:parent-style-name="Standard">
      <style:paragraph-properties fo:text-align="start" style:justify-single-word="false"/>
      <style:text-properties fo:font-style="normal" style:text-underline-style="none" officeooo:rsid="001abb19" officeooo:paragraph-rsid="001abb19"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1c3a9d" officeooo:paragraph-rsid="001c3a9d"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1db661" officeooo:paragraph-rsid="001db661"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048a7" officeooo:paragraph-rsid="002048a7"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29e0b" officeooo:paragraph-rsid="00229e0b"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e9c20" officeooo:paragraph-rsid="001e9c20" style:font-style-asian="normal" style:font-style-complex="normal"/>
    </style:style>
    <style:style style:name="T1" style:family="text">
      <style:text-properties style:text-underline-style="none"/>
    </style:style>
    <style:style style:name="T2" style:family="text">
      <style:text-properties style:text-underline-style="none" officeooo:rsid="0016f90e"/>
    </style:style>
    <style:style style:name="T3" style:family="text">
      <style:text-properties style:text-position="super 58%" style:text-underline-style="none"/>
    </style:style>
    <style:style style:name="T4" style:family="text">
      <style:text-properties officeooo:rsid="001452e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982fe" style:font-style-asian="italic" style:font-style-complex="italic"/>
    </style:style>
    <style:style style:name="T7" style:family="text">
      <style:text-properties fo:font-style="italic" style:text-underline-style="none" fo:font-weight="normal" officeooo:rsid="001982fe" style:font-style-asian="italic"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43136"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982f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982fe"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d822b" style:font-weight-asian="normal" style:font-weight-complex="normal"/>
    </style:style>
    <style:style style:name="T17" style:family="text">
      <style:text-properties fo:font-weight="normal" officeooo:rsid="001db661" style:font-weight-asian="normal" style:font-weight-complex="normal"/>
    </style:style>
    <style:style style:name="T18" style:family="text">
      <style:text-properties fo:font-weight="normal" officeooo:rsid="0020a52f" style:font-weight-asian="normal" style:font-weight-complex="normal"/>
    </style:style>
    <style:style style:name="T19" style:family="text">
      <style:text-properties fo:font-weight="normal" officeooo:rsid="00243136" style:font-weight-asian="normal" style:font-weight-complex="normal"/>
    </style:style>
    <style:style style:name="T20" style:family="text">
      <style:text-properties fo:font-weight="normal" officeooo:rsid="00248dc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ulty Personnel Committee Feedback Notes</text:p>
      <text:p text:style-name="P1">Jordan C. Hanson, Physics and Astronomy Department – Fall 2021</text:p>
      <text:p text:style-name="P1"/>
      <text:p text:style-name="P2">Jordan, the Faculty Personnel Committee’s purpose at this time is to provide you with our response to what you have presented to us about your performance in the four areas considered in faculty evaluation as specified in the Faculty Handbook, Part III: Section B.4: teaching, advising, service, and scholarship. <text:s/>These notes represent for you and for FPC a summary record of the points and issues the committee considered when reviewing your materials. <text:s/>We hope our comments enable you to evaluate your progress towards tenure and promotion and to plan your future PEGPs. <text:s/>As stated in the Faculty Handbook, “Individuals should recognize … that a good progress report from FPC, or even a succession of positive reports, will not necessarily lead to tenure and promotion or guarantee retention, since other considerations – including departmental recommendations, administrative considerations, etc. – also carry weight in personnel matters.”</text:p>
      <text:p text:style-name="P2"/>
      <text:p text:style-name="P3">Status:</text:p>
      <text:p text:style-name="P3"><text:span text:style-name="T1">Jordan, you are an assistant professor in the Department of Physics and Astronomy, and this is your fifth year in the tenure track at Whittier College. <text:s/>This PEGP submission represents your 4</text:span><text:span text:style-name="T3">th</text:span><text:span text:style-name="T1"> year PEGP, as in 2020 you opted to postpone your submission for one year due to the COVID-19 pandemic.</text:span></text:p>
      <text:p text:style-name="P3"><text:span text:style-name="T1"/></text:p>
      <text:p text:style-name="P5">Material submitted:</text:p>
      <text:p text:style-name="P10">You submitted a 66-page PEGP, inclusive of front matter and three appendices. <text:s/>You also provided several electronic materials, including a CV, course syllabi, student evaluations, samples of student assignments, evidence of your scholarship, letters of references that you wrote for students, and letters from students and collaborators in your behalf. <text:s/>In addition, you submitted the FPC feedback letter from your last submission (Fall 2019), which was a third-year update focused solely on teaching. <text:s/>FPC has also received a letter from your department, which has been added to your file.</text:p>
      <text:p text:style-name="P10"/>
      <text:p text:style-name="P5">Department letter:</text:p>
      <text:p text:style-name="P10">Jordan, your department is pleased with your overall performance <text:span text:style-name="T4">and commented on the positive progress that you have made in your teaching over the years. <text:s/>In particular, they observed that students have responded well to your course offerings – especially your newly developed CON2 – and to the changes that you made when all instruction moved to a remote format. <text:s/>Your department also praises your commitment to scholarship and your ability to include undergraduate students in your work. <text:s/>It is clear to FPC that you have become a valued member of your department. <text:s/>Well done!</text:span></text:p>
      <text:p text:style-name="P10"/>
      <text:p text:style-name="P6">Teaching:</text:p>
      <text:p text:style-name="P6"><text:span text:style-name="T1">As you well know, Physics as a discipline can be quite intimidating. <text:s/>FPC appreciates your examples of how physics can be perceived and experienced by individuals from diverse fields and backgrounds. <text:s/>To this end, you nicely explain how, at a Liberal Arts Institution, Physics can be taught to students from a variety </text:span><text:span text:style-name="T2">of majors in a way that renders the discipline relatable and approachable.</text:span></text:p>
      <text:p text:style-name="P6"><text:span text:style-name="T2"/></text:p>
      <text:p text:style-name="P7"><text:span text:style-name="T1">You are a mindful instructor and you have shown to be aware of the difficulties, including financial ones, that some of our students face and FPC recognizes that you have tried to do your part to alleviate this burden. <text:s/>One example of these efforts is your reliance on open-source textbooks and your initiative and willingness to share your experience and expertise with the broader college community.</text:span></text:p>
      <text:p text:style-name="P7"><text:span text:style-name="T1"/></text:p>
      <text:p text:style-name="P8"><text:span text:style-name="T1">You define your teaching philosophy as guided by the central concepts of “order” and “shared meaning,” which you claim characterize your field. <text:s/>Despite your engaging explanation of these </text:span><text:soft-page-break/><text:span text:style-name="T1">terms, we still struggle to understand “order” and “shared meaning” as the tenets guiding </text:span><text:span text:style-name="T5">your own</text:span><text:span text:style-name="T10"> philosophy of teaching. <text:s/></text:span><text:span text:style-name="T11">We recognize and respect that you value “order” and “shared meaning” as organizing principles, but FPC does not see how they anchor in your philosophy of teaching or how they connect to the learning process. <text:s/>We are asking you to develop more pedagogically oriented cornerstones as part of your teaching philosophy. <text:s/>Some ways of doing that might include describing how you interpret the learning process, how you incorporate tools and practices, and how the tenets of your teaching philosophy help you achieve the learning objectives that you set for your courses. <text:s/>You provide explanations of this kind in other portions of your PEGP. <text:s/>For example, when describing your approach to teaching introductory courses, you justify your use of </text:span><text:span text:style-name="T6">peer instruction</text:span><text:span text:style-name="T11"> and </text:span><text:span text:style-name="T6">physics education technology</text:span><text:span text:style-name="T11"> by referring to relevant pedagogical resources. <text:s/>This is a good start and, in your next PEGP, FPC would like you to give less emphasis to the mechanics of teaching (fewer details on how you teach) and, instead, to describe the “why” behind specific decisions about how you teach.</text:span></text:p>
      <text:p text:style-name="P8"/>
      <text:p text:style-name="P11"><text:span text:style-name="T13">Further, in your course descriptions and associated reflections, you describe the focuses (s</text:span><text:span text:style-name="T7">uch as curiosity, mental discipline, strength in all phases of science</text:span><text:span text:style-name="T13">, etc.) that motivate and guide your teaching. <text:s/>While we appreciate learning about these overarching conceptual frameworks, it would be useful to us – so to better understand your thinking as educator – if you more clearly linked these focuses to your teaching philosophy and/or course-specific learning goals. <text:s/>To be clear, FPC is asking you to avoid lengthy technical descriptions of the details specific to your discipline, and instead focus on how you think about your teaching as a professor at a Liberal Arts institution.</text:span></text:p>
      <text:p text:style-name="P11"><text:span text:style-name="T13"/></text:p>
      <text:p text:style-name="P12"><text:span text:style-name="T12">You provided detailed description of the delivery methods that you have adopted with your students and of how you deploy tools (such as WAT) to identify topics that students seem to be struggling with. <text:s/>These examples tell us that you have a “plan” and know how to employ it, and students seem to respond well, as also demonstrated by the high scores in your course evaluations. <text:s/>Congratulations!</text:span></text:p>
      <text:p text:style-name="P12"><text:span text:style-name="T12"/></text:p>
      <text:p text:style-name="P12"><text:span text:style-name="T12">FPC appreciates you branching out and teaching courses that are, to use your own words, “outside [your] comfort zone.” <text:s/>Students responded well to your teaching style and the material, indicating that taking the risk was worthwhile. <text:s/>Good job!</text:span></text:p>
      <text:p text:style-name="P12"><text:span text:style-name="T12"/></text:p>
      <text:p text:style-name="P9"><text:span text:style-name="T14">Scholarship:</text:span></text:p>
      <text:p text:style-name="P13"><text:span text:style-name="T15">Jordan, you are a committed and productive scholar. <text:s/>Your work falls primarily under Boyer’s categorization of </text:span><text:span text:style-name="T8">scholarship of discovery</text:span><text:span text:style-name="T15"> and </text:span><text:span text:style-name="T8">scholarship of application</text:span><text:span text:style-name="T15">. <text:s/>FPC thanks you for explaining what your field of work entails in a way that non-physicists ojn the committee could understand. <text:s/>We appreciate your reflections of how some of your research work has benefited you as a teacher, as in the example that you provide regarding how “researching mathematical physics and radio waves has sharpened [your] teaching of electromagnetism.”</text:span></text:p>
      <text:p text:style-name="P13"><text:span text:style-name="T15"/></text:p>
      <text:p text:style-name="P14"><text:span text:style-name="T15">Among your many accomplishments, you facilitated the College’s participation in the IceCube Collaboration, and we hope that this partnership will bring the results that you hope for. <text:s/></text:span><text:span text:style-name="T16">FPC agrees with you that your research work with the Office of Naval Research is very promising, and we are pleased to see that it has </text:span><text:span text:style-name="T17">already resulted in fruitful connections and collaborations.</text:span></text:p>
      <text:p text:style-name="P14"><text:span text:style-name="T17"/></text:p>
      <text:p text:style-name="P15"><text:span text:style-name="T15">FPC applauds you for seeking external funding and for successfully getting work published in relevant peer-reviewed journals. <text:s/>Finally, we appreciate your effort to include students in your scholarly work. <text:s/>It is clear that you are doing a good job at this, as several of your students shared positive, even enthusiastic, comments about their experience working with you.</text:span></text:p>
      <text:p text:style-name="P15"><text:span text:style-name="T15"/></text:p>
      <text:p text:style-name="P18"><text:span text:style-name="T15">Advising:</text:span></text:p>
      <text:p text:style-name="P16"><text:soft-page-break/><text:span text:style-name="T15">Your advising and mentoring section of the PEGP is composed of reflections regarding advising first year students, students in STEM majors, and in the Whittier Scholar Program. <text:s/>You describe how you rely on “order” and “shared meaning” (the two pillars of your teaching philosophy) in your advising. <text:s/>However, while these components are clear as you describe </text:span><text:span text:style-name="T18">the mechanics of your advising practice, we have a hard time seeing the more conceptual, philosophical part playing out.</text:span></text:p>
      <text:p text:style-name="P16"><text:span text:style-name="T18"/></text:p>
      <text:p text:style-name="P17"><text:span text:style-name="T18">F</text:span><text:span text:style-name="T15">PC recognizes that you make sincere efforts to get to know your advisees. <text:s/>However, the structure that you employ to help them navigate their choices and aspirations appears somewhat “rigid.” <text:s/></text:span><text:span text:style-name="T19">How do you advise students who do not have a clear vision of whether to apply to graduate programs or to non-academic fields up until graduation? <text:s/>What if developing a </text:span><text:span text:style-name="T9">LinkedIn</text:span><text:span text:style-name="T19"> profile further narrows their options instead of opening their eyes? <text:s/>The decision tree that you include in your PEGP does n ot lessen these concerns and </text:span><text:span text:style-name="T20">FPC</text:span><text:span text:style-name="T19"> would like to hear your perspective on this matter.</text:span></text:p>
      <text:p text:style-name="P17"><text:span text:style-name="T19"/></text:p>
      <text:p text:style-name="P17"><text:span text:style-name="T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20:25:23.130993114</meta:creation-date>
    <dc:date>2022-10-12T16:23:32.675147207</dc:date>
    <meta:editing-duration>PT5H19M4S</meta:editing-duration>
    <meta:editing-cycles>15</meta:editing-cycles>
    <meta:generator>LibreOffice/7.1.7.2$Linux_X86_64 LibreOffice_project/10$Build-2</meta:generator>
    <meta:document-statistic meta:table-count="0" meta:image-count="0" meta:object-count="0" meta:page-count="3" meta:paragraph-count="23" meta:word-count="1327" meta:character-count="8440" meta:non-whitespace-character-count="7090"/>
  </office:meta>
</office:document-meta>
</file>